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72.55pt"/>
    </style:style>
    <style:style style:name="co3" style:family="table-column">
      <style:table-column-properties fo:break-before="auto" style:column-width="146.15pt"/>
    </style:style>
    <style:style style:name="co4" style:family="table-column">
      <style:table-column-properties fo:break-before="auto" style:column-width="410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style="normal"/>
    </style:style>
    <style:style style:name="ce1" style:family="table-cell" style:parent-style-name="Default">
      <style:text-properties fo:font-style="italic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o Sum</text:p>
          </table:table-cell>
          <table:table-cell table:style-name="ce2"/>
          <table:table-cell office:value-type="string" calcext:value-type="string">
            <text:p><text:a xlink:href="../array/TwoSum.java" xlink:type="simple">/home/shi/Desktop/study/guoshi1984.github.io/src/java/array/TwoSum.java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verse Integer</text:p>
          </table:table-cell>
          <table:table-cell table:style-name="ce2" office:value-type="string" calcext:value-type="string">
            <text:p>/misc/ReverseInteg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an to Integer</text:p>
          </table:table-cell>
          <table:table-cell table:style-name="ce2" office:value-type="string" calcext:value-type="string">
            <text:p>/string/RomanToInteger</text:p>
          </table:table-cell>
          <table:table-cell office:value-type="string" calcext:value-type="string">
            <text:p><text:a xlink:href="../string/RomanToInteger.java" xlink:type="simple">/home/shi/Desktop/study/guoshi1984.github.io/src/java/string/RomanToInteger.java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d Parentheses</text:p>
          </table:table-cell>
          <table:table-cell table:style-name="ce2"/>
          <table:table-cell office:value-type="string" calcext:value-type="string">
            <text:p><text:a xlink:href="../stack/ValidParentheses.java" xlink:type="simple">/home/shi/Desktop/study/guoshi1984.github.io/src/java/stack/ValidParentheses.java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nerate Parentheses</text:p>
          </table:table-cell>
          <table:table-cell table:style-name="ce2"/>
          <table:table-cell office:value-type="string" calcext:value-type="string">
            <text:p><text:a xlink:href="../combination/BalancedParentheses.java" xlink:type="simple">/home/shi/Desktop/study/guoshi1984.github.io/src/java/combination/BalancedParentheses.java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table:style-name="ce2" office:value-type="string" calcext:value-type="string">
            <text:p>/array/RemoveDuplicate</text:p>
          </table:table-cell>
          <table:table-cell office:value-type="string" calcext:value-type="string">
            <text:p><text:a xlink:href="../array/RemoveDuplicate.java" xlink:type="simple">/home/shi/Desktop/study/guoshi1984.github.io/src/java/array/RemoveDuplicate.java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s</text:p>
          </table:table-cell>
          <table:table-cell table:style-name="ce3" office:value-type="string" calcext:value-type="string">
            <text:p>/array/RemoveElement</text:p>
          </table:table-cell>
          <table:table-cell office:value-type="string" calcext:value-type="string">
            <text:p><text:a xlink:href="../array/RemoveElement.java" xlink:type="simple">/home/shi/Desktop/study/guoshi1984.github.io/src/java/array/RemoveElement.java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vide Two Integers</text:p>
          </table:table-cell>
          <table:table-cell table:style-name="ce3"/>
          <table:table-cell office:value-type="string" calcext:value-type="string">
            <text:p><text:a xlink:href="../misc/Divide.java" xlink:type="simple">/home/shi/Desktop/study/guoshi1984.github.io/src/java/misc/Divide.java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bination Sum</text:p>
          </table:table-cell>
          <table:table-cell office:value-type="string" calcext:value-type="string">
            <text:p>/combination/CombinationSum</text:p>
          </table:table-cell>
          <table:table-cell office:value-type="string" calcext:value-type="string">
            <text:p><text:a xlink:href="../combination/CombinationSum.java" xlink:type="simple">/home/shi/Desktop/study/guoshi1984.github.io/src/java/combination/CombinationSum.java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in water</text:p>
          </table:table-cell>
          <table:table-cell table:style-name="ce7" office:value-type="string" calcext:value-type="string">
            <text:p>/array/RainTrappingWater</text:p>
          </table:table-cell>
          <table:table-cell office:value-type="string" calcext:value-type="string">
            <text:p><text:a xlink:href="../array/RainTrappingWater.java" xlink:type="simple">/home/shi/Desktop/study/guoshi1984.github.io/src/java/array/RainTrappingWater.java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ultiply String</text:p>
          </table:table-cell>
          <table:table-cell table:style-name="ce1" office:value-type="string" calcext:value-type="string">
            <text:p>String/MultiplyStrings</text:p>
          </table:table-cell>
          <table:table-cell office:value-type="string" calcext:value-type="string">
            <text:p><text:a xlink:href="../string/MultiplyStrings.java" xlink:type="simple">/home/shi/Desktop/study/guoshi1984.github.io/src/java/string/MultiplyStrings.java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xSubArray</text:p>
          </table:table-cell>
          <table:table-cell table:style-name="ce1"/>
          <table:table-cell office:value-type="string" calcext:value-type="string">
            <text:p><text:a xlink:href="../array/subarray/MaxSubArray.java" xlink:type="simple">/home/shi/Desktop/study/guoshi1984.github.io/src/java/array/subarray/MaxSubArray.java</text:a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iral Matrix</text:p>
          </table:table-cell>
          <table:table-cell table:style-name="ce1"/>
          <table:table-cell office:value-type="string" calcext:value-type="string">
            <text:p><text:a xlink:href="../misc/SpiralMatrix.java" xlink:type="simple">/home/shi/Desktop/study/guoshi1984.github.io/src/java/misc/SpiralMatrix.java</text:a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rge Intervals</text:p>
          </table:table-cell>
          <table:table-cell table:style-name="ce1" office:value-type="string" calcext:value-type="string">
            <text:p>/array/MergeIntervals</text:p>
          </table:table-cell>
          <table:table-cell office:value-type="string" calcext:value-type="string">
            <text:p><text:a xlink:href="../array/MergeIntervals.java" xlink:type="simple">/home/shi/Desktop/study/guoshi1984.github.io/src/java/array/MergeIntervals.java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lid number</text:p>
          </table:table-cell>
          <table:table-cell table:style-name="ce1" office:value-type="string" calcext:value-type="string">
            <text:p>java string</text:p>
          </table:table-cell>
          <table:table-cell office:value-type="string" calcext:value-type="string">
            <text:p><text:a xlink:href="../string/ValidNumber.java" xlink:type="simple">/home/shi/Desktop/study/guoshi1984.github.io/src/java/string/ValidNumber.java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bSet</text:p>
          </table:table-cell>
          <table:table-cell table:style-name="ce1"/>
          <table:table-cell office:value-type="string" calcext:value-type="string">
            <text:p><text:a xlink:href="../misc/Subset.java" xlink:type="simple">/home/shi/Desktop/study/guoshi1984.github.io/src/java/misc/Subset.java</text:a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ge two sorted Array</text:p>
          </table:table-cell>
          <table:table-cell table:style-name="ce1" office:value-type="string" calcext:value-type="string">
            <text:p>array/MergeTwoSortedArray</text:p>
          </table:table-cell>
          <table:table-cell office:value-type="string" calcext:value-type="string">
            <text:p><text:a xlink:href="../array/MergeTwoSortedArray.java" xlink:type="simple">/home/shi/Desktop/study/guoshi1984.github.io/src/java/array/MergeTwoSortedArray.java</text:a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nterleaving String</text:p>
          </table:table-cell>
          <table:table-cell table:style-name="ce1"/>
          <table:table-cell office:value-type="string" calcext:value-type="string">
            <text:p><text:a xlink:href="../misc/InterleavingString.java" xlink:type="simple">/home/shi/Desktop/study/guoshi1984.github.io/src/java/misc/InterleavingString.java</text:a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lid binary search tree</text:p>
          </table:table-cell>
          <table:table-cell table:style-name="ce1" office:value-type="string" calcext:value-type="string">
            <text:p>tree/binary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me Tree</text:p>
          </table:table-cell>
          <table:table-cell table:style-name="ce1"/>
          <table:table-cell office:value-type="string" calcext:value-type="string">
            <text:p><text:a xlink:href="../tree/SameTree.java" xlink:type="simple">/home/shi/Desktop/study/guoshi1984.github.io/src/java/tree/SameTree.java</text:a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ee Height, Maximum Depth</text:p>
          </table:table-cell>
          <table:table-cell table:style-name="ce1"/>
          <table:table-cell office:value-type="string" calcext:value-type="string">
            <text:p><text:a xlink:href="../tree/TreeHeight.java" xlink:type="simple">/home/shi/Desktop/study/guoshi1984.github.io/src/java/tree/TreeHeight.java</text:a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vert Sorted List to Binary Search Tree</text:p>
          </table:table-cell>
          <table:table-cell table:style-name="ce1"/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alid Palindrome</text:p>
          </table:table-cell>
          <table:table-cell table:style-name="ce1"/>
          <table:table-cell office:value-type="string" calcext:value-type="string">
            <text:p><text:a xlink:href="../string/IsPalindrome.java" xlink:type="simple">/home/shi/Desktop/study/guoshi1984.github.io/src/java/string/IsPalindrome.java</text:a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ord Ladder</text:p>
          </table:table-cell>
          <table:table-cell table:style-name="ce1"/>
          <table:table-cell office:value-type="string" calcext:value-type="string">
            <text:p><text:a xlink:href="../misc/WordLadder.java" xlink:type="simple">/home/shi/Desktop/study/guoshi1984.github.io/src/java/misc/WordLadder.java</text:a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lone Graph</text:p>
          </table:table-cell>
          <table:table-cell table:style-name="ce1" office:value-type="string" calcext:value-type="string">
            <text:p><text:span text:style-name="T1">graph</text:span>/CloneGraph</text:p>
          </table:table-cell>
          <table:table-cell office:value-type="string" calcext:value-type="string">
            <text:p><text:a xlink:href="../graph/CloneGraph.java" xlink:type="simple">/home/shi/Desktop/study/guoshi1984.github.io/src/java/graph/CloneGraph.java</text:a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py List with Random Pointer</text:p>
          </table:table-cell>
          <table:table-cell table:style-name="ce1" office:value-type="string" calcext:value-type="string">
            <text:p>list/CopyListWithRandomPointer</text:p>
          </table:table-cell>
          <table:table-cell office:value-type="string" calcext:value-type="string">
            <text:p><text:a xlink:href="../linkedlist/CopyListWithRandomPointer.java" xlink:type="simple">/home/shi/Desktop/study/guoshi1984.github.io/src/java/linkedlist/CopyListWithRandomPointer.java</text:a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ad Buffer</text:p>
          </table:table-cell>
          <table:table-cell table:style-name="ce1"/>
          <table:table-cell office:value-type="string" calcext:value-type="string">
            <text:p><text:a xlink:href="../misc/ReadBuffer.java" xlink:type="simple">/home/shi/Desktop/study/guoshi1984.github.io/src/java/misc/ReadBuffer.java</text:a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nary Tree Right Side View</text:p>
          </table:table-cell>
          <table:table-cell table:style-name="ce1" office:value-type="string" calcext:value-type="string">
            <text:p>tree/binarytree</text:p>
          </table:table-cell>
          <table:table-cell office:value-type="string" calcext:value-type="string">
            <text:p><text:a xlink:href="../tree/BinaryTree.java" xlink:type="simple">/home/shi/Desktop/study/guoshi1984.github.io/src/java/tree/BinaryTree.java</text:a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omorphic Strings</text:p>
          </table:table-cell>
          <table:table-cell table:style-name="ce1"/>
          <table:table-cell office:value-type="string" calcext:value-type="string">
            <text:p><text:a xlink:href="../string/IsomorphicString2.java" xlink:type="simple">/home/shi/Desktop/study/guoshi1984.github.io/src/java/string/IsomorphicString2.java</text:a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verse LinkedList</text:p>
          </table:table-cell>
          <table:table-cell table:style-name="ce1"/>
          <table:table-cell office:value-type="string" calcext:value-type="string">
            <text:p><text:a xlink:href="../linkedlist/LinkedList.java" xlink:type="simple">/home/shi/Desktop/study/guoshi1984.github.io/src/java/linkedlist/LinkedList.java</text:a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nvert Binary Tree <text:s/>Mirror Tree</text:p>
          </table:table-cell>
          <table:table-cell table:style-name="ce1"/>
          <table:table-cell office:value-type="string" calcext:value-type="string">
            <text:p><text:a xlink:href="../tree/MirrorTree.java" xlink:type="simple">/home/shi/Desktop/study/guoshi1984.github.io/src/java/tree/MirrorTree.java</text:a>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west Common Ancestor of a Binary Tree</text:p>
          </table:table-cell>
          <table:table-cell table:style-name="ce1"/>
          <table:table-cell office:value-type="string" calcext:value-type="string">
            <text:p><text:a xlink:href="../tree/LowestCommonAncestor.java" xlink:type="simple">/home/shi/Desktop/study/guoshi1984.github.io/src/java/tree/LowestCommonAncestor.java</text:a>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oduct of Array Except itself</text:p>
          </table:table-cell>
          <table:table-cell table:style-name="ce1"/>
          <table:table-cell office:value-type="string" calcext:value-type="string">
            <text:p><text:a xlink:href="../array/ProductOfArrayExceptItself.java" xlink:type="simple">/home/shi/Desktop/study/guoshi1984.github.io/src/java/array/ProductOfArrayExceptItself.java</text:a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liding Window Maximum</text:p>
          </table:table-cell>
          <table:table-cell table:style-name="ce1" office:value-type="string" calcext:value-type="string">
            <text:p>array/subarray/SlidingWindow</text:p>
          </table:table-cell>
          <table:table-cell office:value-type="string" calcext:value-type="string">
            <text:p><text:a xlink:href="../array/subarray/SlidingWindowMaximum.java" xlink:type="simple">/home/shi/Desktop/study/guoshi1984.github.io/src/java/array/subarray/SlidingWindowMaximum.java</text:a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IsAnagram</text:p>
          </table:table-cell>
          <table:table-cell office:value-type="string" calcext:value-type="string">
            <text:p>/string/IsAnagram</text:p>
          </table:table-cell>
          <table:table-cell office:value-type="string" calcext:value-type="string">
            <text:p><text:a xlink:href="../string/IsAnagram.java" xlink:type="simple">/home/shi/Desktop/study/guoshi1984.github.io/src/java/string/IsAnagram.java</text:a>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Alien dictionary</text:p>
          </table:table-cell>
          <table:table-cell office:value-type="string" calcext:value-type="string">
            <text:p>/graph/FindDictionaryOrder</text:p>
          </table:table-cell>
          <table:table-cell office:value-type="string" calcext:value-type="string">
            <text:p><text:a xlink:href="../graph/FindDictionaryOrder1.java" xlink:type="simple">/home/shi/Desktop/study/guoshi1984.github.io/src/java/graph/FindDictionaryOrder1.java</text:a>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losest Binary Search Tree value</text:p>
          </table:table-cell>
          <table:table-cell office:value-type="string" calcext:value-type="string">
            <text:p>/tree/ClosedValue</text:p>
          </table:table-cell>
          <table:table-cell office:value-type="string" calcext:value-type="string">
            <text:p><text:a xlink:href="../tree/ClosestValue.java" xlink:type="simple">/home/shi/Desktop/study/guoshi1984.github.io/src/java/tree/ClosestValue.java</text:a>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nteger to English words</text:p>
          </table:table-cell>
          <table:table-cell table:style-name="ce1" office:value-type="string" calcext:value-type="string">
            <text:p>string/IntegerTowords</text:p>
          </table:table-cell>
          <table:table-cell office:value-type="string" calcext:value-type="string">
            <text:p><text:a xlink:href="../string/IntegerToWords.java" xlink:type="simple">/home/shi/Desktop/study/guoshi1984.github.io/src/java/string/IntegerToWords.java</text:a>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ushZeros</text:p>
          </table:table-cell>
          <table:table-cell office:value-type="string" calcext:value-type="string">
            <text:p>array/PushZeros</text:p>
          </table:table-cell>
          <table:table-cell office:value-type="string" calcext:value-type="string">
            <text:p><text:a xlink:href="../array/PushZeros.java" xlink:type="simple">/home/shi/Desktop/study/guoshi1984.github.io/src/java/array/PushZeros.java</text:a>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rialize and Deserialize Binary Tree</text:p>
          </table:table-cell>
          <table:table-cell table:style-name="ce1" office:value-type="string" calcext:value-type="string">
            <text:p>tree/BinaryTree</text:p>
          </table:table-cell>
          <table:table-cell office:value-type="string" calcext:value-type="string">
            <text:p><text:a xlink:href="../tree/BinaryTree.java" xlink:type="simple">/home/shi/Desktop/study/guoshi1984.github.io/src/java/tree/BinaryTree.java</text:a>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emove Parentheses</text:p>
          </table:table-cell>
          <table:table-cell table:style-name="ce1"/>
          <table:table-cell office:value-type="string" calcext:value-type="string">
            <text:p><text:a xlink:href="../graph/RemoveInvalidParentheses.java" xlink:type="simple">/home/shi/Desktop/study/guoshi1984.github.io/src/java/graph/RemoveInvalidParentheses.java</text:a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d two integer strings</text:p>
          </table:table-cell>
          <table:table-cell office:value-type="string" calcext:value-type="string">
            <text:p>/string/AddTwoString</text:p>
          </table:table-cell>
          <table:table-cell office:value-type="string" calcext:value-type="string">
            <text:p><text:a xlink:href="../string/AddTwoString.java" xlink:type="simple">/home/shi/Desktop/study/guoshi1984.github.io/src/java/string/AddTwoString.java</text:a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d two float strings</text:p>
          </table:table-cell>
          <table:table-cell office:value-type="string" calcext:value-type="string">
            <text:p>/string/ADDTwoFloatString</text:p>
          </table:table-cell>
          <table:table-cell office:value-type="string" calcext:value-type="string">
            <text:p><text:a xlink:href="../string/AddTwoFloatString.java" xlink:type="simple">/home/shi/Desktop/study/guoshi1984.github.io/src/java/string/AddTwoFloatString.java</text:a>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ind All Duplicates in an Array</text:p>
          </table:table-cell>
          <table:table-cell office:value-type="string" calcext:value-type="string">
            <text:p>/array/RemoveDuplicate</text:p>
          </table:table-cell>
          <table:table-cell office:value-type="string" calcext:value-type="string">
            <text:p><text:a xlink:href="../array/RemoveDuplicate.java" xlink:type="simple">/home/shi/Desktop/study/guoshi1984.github.io/src/java/array/RemoveDuplicate.java</text:a>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lete node in Binary Search Tree</text:p>
          </table:table-cell>
          <table:table-cell office:value-type="string" calcext:value-type="string">
            <text:p><text:span text:style-name="T1">tree</text:span>/BinarySearch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ntinuous Subarray Sum</text:p>
          </table:table-cell>
          <table:table-cell table:style-name="ce1" office:value-type="string" calcext:value-type="string">
            <text:p>array/ContinuousSubarraySum</text:p>
          </table:table-cell>
          <table:table-cell office:value-type="string" calcext:value-type="string">
            <text:p><text:a xlink:href="../array/subarray/ContinuousSubarraySum.java" xlink:type="simple">/home/shi/Desktop/study/guoshi1984.github.io/src/java/array/subarray/ContinuousSubarraySum.java</text:a>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Longest Path of Binary Tree</text:p>
          </table:table-cell>
          <table:table-cell table:style-name="ce1"/>
          <table:table-cell office:value-type="string" calcext:value-type="string">
            <text:p><text:a xlink:href="../tree/LongestPath.java" xlink:type="simple">/home/shi/Desktop/study/guoshi1984.github.io/src/java/tree/LongestPath.java</text:a>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ntinuous Subarray Sum Equals K</text:p>
          </table:table-cell>
          <table:table-cell table:style-name="ce1" office:value-type="string" calcext:value-type="string">
            <text:p>array/ContinuousSubarraySum</text:p>
          </table:table-cell>
          <table:table-cell office:value-type="string" calcext:value-type="string">
            <text:p><text:a xlink:href="../array/subarray/ContinuousSubarraySum.java" xlink:type="simple">/home/shi/Desktop/study/guoshi1984.github.io/src/java/array/subarray/ContinuousSubarraySum.java</text:a>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rim a Binary Search Tree</text:p>
          </table:table-cell>
          <table:table-cell table:style-name="ce1" office:value-type="string" calcext:value-type="string">
            <text:p>tree/TrimBinarySearchTree</text:p>
          </table:table-cell>
          <table:table-cell office:value-type="string" calcext:value-type="string">
            <text:p><text:a xlink:href="../tree/TrimBinarySearchTree.java" xlink:type="simple">/home/shi/Desktop/study/guoshi1984.github.io/src/java/tree/TrimBinarySearchTree.java</text:a>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nsert into binary search tree</text:p>
          </table:table-cell>
          <table:table-cell table:style-name="ce1" office:value-type="string" calcext:value-type="string">
            <text:p>tree/BinarySearch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Toeplitz Matrix</text:p>
          </table:table-cell>
          <table:table-cell office:value-type="string" calcext:value-type="string">
            <text:p>/math/Math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inimum Distance Between BST Nodes</text:p>
          </table:table-cell>
          <table:table-cell/>
          <table:table-cell office:value-type="string" calcext:value-type="string">
            <text:p><text:a xlink:href="../tree/TreeDistance.java" xlink:type="simple">/home/shi/Desktop/study/guoshi1984.github.io/src/java/tree/TreeDistance.java</text:a>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ustom Sort String By Given Character Order</text:p>
          </table:table-cell>
          <table:table-cell office:value-type="string" calcext:value-type="string">
            <text:p><text:span text:style-name="T1">string</text:span>/CharacterSort</text:p>
          </table:table-cell>
          <table:table-cell office:value-type="string" calcext:value-type="string">
            <text:p><text:a xlink:href="../string/CharacterSort.java" xlink:type="simple">/home/shi/Desktop/study/guoshi1984.github.io/src/java/string/CharacterSort.java</text:a>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imilar String</text:p>
          </table:table-cell>
          <table:table-cell office:value-type="string" calcext:value-type="string">
            <text:p>string/SimilarString</text:p>
          </table:table-cell>
          <table:table-cell office:value-type="string" calcext:value-type="string">
            <text:p><text:a xlink:href="../string/SimilarString.java" xlink:type="simple">/home/shi/Desktop/study/guoshi1984.github.io/src/java/string/SimilarString.java</text:a>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mallestSubtreeWithAllDeepestNodes</text:p>
          </table:table-cell>
          <table:table-cell office:value-type="string" calcext:value-type="string">
            <text:p>/tree/SmallestSubtreeWithAllDeepestNodes</text:p>
          </table:table-cell>
          <table:table-cell office:value-type="string" calcext:value-type="string">
            <text:p><text:a xlink:href="../tree/SmallestSubtreeWithAllDeepestNodes.java" xlink:type="simple">/home/shi/Desktop/study/guoshi1984.github.io/src/java/tree/SmallestSubtreeWithAllDeepestNodes.java</text:a>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onotonic Array</text:p>
          </table:table-cell>
          <table:table-cell/>
          <table:table-cell office:value-type="string" calcext:value-type="string">
            <text:p><text:a xlink:href="../array/MonotonicArray.java" xlink:type="simple">/home/shi/Desktop/study/guoshi1984.github.io/src/java/array/MonotonicArray.java</text:a>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nge Sum of Binary Search Tree</text:p>
          </table:table-cell>
          <table:table-cell table:style-name="ce1" office:value-type="string" calcext:value-type="string">
            <text:p>tree/RangeSumOfBinarySearchTree</text:p>
          </table:table-cell>
          <table:table-cell office:value-type="string" calcext:value-type="string">
            <text:p><text:a xlink:href="../tree/RangeSumOfBinarySearchTree.java" xlink:type="simple">/home/shi/Desktop/study/guoshi1984.github.io/src/java/tree/RangeSumOfBinarySearchTree.java</text:a>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verify an alien dictionary</text:p>
          </table:table-cell>
          <table:table-cell office:value-type="string" calcext:value-type="string">
            <text:p>/string/DictionarySort</text:p>
          </table:table-cell>
          <table:table-cell office:value-type="string" calcext:value-type="string">
            <text:p><text:a xlink:href="../string/DictionarySort.java" xlink:type="simple">/home/shi/Desktop/study/guoshi1984.github.io/src/java/string/DictionarySort.java</text:a>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K Nearest</text:p>
          </table:table-cell>
          <table:table-cell office:value-type="string" calcext:value-type="string">
            <text:p>/priorityqueue</text:p>
          </table:table-cell>
          <table:table-cell office:value-type="string" calcext:value-type="string">
            <text:p><text:a xlink:href="../priorityquene/KNearestPoint.java" xlink:type="simple">/home/shi/Desktop/study/guoshi1984.github.io/src/java/priorityquene/KNearestPoint.java</text:a></text:p>
          </table:table-cell>
        </table:table-row>
        <table:table-row table:style-name="ro1">
          <table:table-cell/>
          <table:table-cell office:value-type="string" calcext:value-type="string">
            <text:p>Clone Binary Tree</text:p>
          </table:table-cell>
          <table:table-cell/>
          <table:table-cell office:value-type="string" calcext:value-type="string">
            <text:p><text:a xlink:href="../tree/CloneBinaryTree.java" xlink:type="simple">/home/shi/Desktop/study/guoshi1984.github.io/src/java/tree/CloneBinaryTree.java</text:a></text:p>
          </table:table-cell>
        </table:table-row>
        <table:table-row table:style-name="ro1">
          <table:table-cell/>
          <table:table-cell office:value-type="string" calcext:value-type="string">
            <text:p>Subtree with Maximum Average</text:p>
          </table:table-cell>
          <table:table-cell/>
          <table:table-cell office:value-type="string" calcext:value-type="string">
            <text:p><text:a xlink:href="../tree/MaximumAverageSubtree.java" xlink:type="simple">/home/shi/Desktop/study/guoshi1984.github.io/src/java/tree/MaximumAverageSubtree.java</text:a></text:p>
          </table:table-cell>
        </table:table-row>
        <table:table-row table:style-name="ro1">
          <table:table-cell/>
          <table:table-cell office:value-type="string" calcext:value-type="string">
            <text:p>Recent Anagram</text:p>
          </table:table-cell>
          <table:table-cell/>
          <table:table-cell office:value-type="string" calcext:value-type="string">
            <text:p><text:a xlink:href="../string/FindRecentAnagram.java" xlink:type="simple">/home/shi/Desktop/study/guoshi1984.github.io/src/java/string/FindRecentAnagram.java</text:a></text:p>
          </table:table-cell>
        </table:table-row>
        <table:table-row table:style-name="ro1">
          <table:table-cell/>
          <table:table-cell office:value-type="string" calcext:value-type="string">
            <text:p>Anagram Substring Search</text:p>
          </table:table-cell>
          <table:table-cell/>
          <table:table-cell office:value-type="string" calcext:value-type="string">
            <text:p><text:a xlink:href="../string/IsAnagramSubstring2.java" xlink:type="simple">/home/shi/Desktop/study/guoshi1984.github.io/src/java/string/IsAnagramSubstring2.java</text:a></text:p>
          </table:table-cell>
        </table:table-row>
        <table:table-row table:style-name="ro1">
          <table:table-cell/>
          <table:table-cell office:value-type="string" calcext:value-type="string">
            <text:p>KdistinctSubstring</text:p>
          </table:table-cell>
          <table:table-cell/>
          <table:table-cell office:value-type="string" calcext:value-type="string">
            <text:p><text:a xlink:href="../string/KDistinctSubstring.java" xlink:type="simple">/home/shi/Desktop/study/guoshi1984.github.io/src/java/string/KDistinctSubstring.java</text:a></text:p>
          </table:table-cell>
        </table:table-row>
        <table:table-row table:style-name="ro1">
          <table:table-cell/>
          <table:table-cell office:value-type="string" calcext:value-type="string">
            <text:p>Find Rows with Most 1s</text:p>
          </table:table-cell>
          <table:table-cell/>
          <table:table-cell office:value-type="string" calcext:value-type="string">
            <text:p><text:a xlink:href="../misc/FindRowWithMostOnes.java" xlink:type="simple">/home/shi/Desktop/study/guoshi1984.github.io/src/java/misc/FindRowWithMostOnes.java</text:a></text:p>
          </table:table-cell>
        </table:table-row>
        <table:table-row table:style-name="ro1">
          <table:table-cell/>
          <table:table-cell office:value-type="string" calcext:value-type="string">
            <text:p>Inorder Succesor</text:p>
          </table:table-cell>
          <table:table-cell/>
          <table:table-cell office:value-type="string" calcext:value-type="string">
            <text:p><text:a xlink:href="../tree/InorderSuccessor.java" xlink:type="simple">/home/shi/Desktop/study/guoshi1984.github.io/src/java/tree/InorderSuccessor.java</text:a></text:p>
          </table:table-cell>
        </table:table-row>
        <table:table-row table:style-name="ro1" table:number-rows-repeated="10485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C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08:24:09.198226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1:10:06.259008381</meta:creation-date>
    <meta:editing-duration>P6DT16H59M53S</meta:editing-duration>
    <meta:editing-cycles>23</meta:editing-cycles>
    <meta:generator>LibreOffice/6.0.7.3$Linux_X86_64 LibreOffice_project/00m0$Build-3</meta:generator>
    <dc:date>2020-08-03T15:00:55.703722241</dc:date>
    <meta:document-statistic meta:table-count="1" meta:cell-count="225" meta:object-count="0"/>
  </office:meta>
</office:document-meta>
</file>